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1.28   |   <text:a xlink:type="simple" xlink:href="http://palinfo.habago.org/Entry?Command=Information_PrintForum#FORUM40407"><text:span text:style-name="T1">#</text:span></text:a></text:p>
      <text:p text:style-name="P2">鏡中花水中月~達賴</text:p>
      <text:p text:style-name="P2">取自Martin Scorsese 的電影《Kundun》對白</text:p>
      <text:p text:style-name="P2"/>
      <text:p text:style-name="P2"/>
      <text:p text:style-name="P2">我的敵人終成虛空泡影，我的朋友亦將化歸無有，而我也是，萬物都將幻滅。</text:p>
      <text:p text:style-name="P2">（My foes will become nothing. My friends will become nothing. I, too, will become nothing. All will become nothing.）</text:p>
      <text:p text:style-name="P2"/>
      <text:p text:style-name="P2">佛陀並不清洗人們的作為，也不轉移啟蒙到他人身上；人們因真理之教導而獲得解脫，真理就是那最終的真實。</text:p>
      <text:p text:style-name="P2">（The Buddhas neither wash beings’ deeds away, nor transfer their realizations to others. Beings are released by the teachings of Truth, the final Reality.）</text:p>
      <text:p text:style-name="P2"/>
      <text:p text:style-name="P2">於是，不管透過我的何種善行，但願萬物的痛苦都將完全被消除。</text:p>
      <text:p text:style-name="P2">（Thus by the virtue of whatever good deeds I have done, may the pain of every living creature be completely washed away.）</text:p>
      <text:p text:style-name="P2"/>
      <text:p text:style-name="P2">願我成為醫者，成為良藥，成為那照顧所有病痛者的護士，直到萬物都獲得醫治。願我成為橋樑，化身船舶，承載所有想渡過大河的生靈。（May I be the doctor and the medicine, may I be the nurse for all sick beings in the world, until everyone is healed. May I be a bridge, a boat, a ship, for all who wish to cross the water.”）</text:p>
      <text:p text:style-name="P2"/>
      <text:p text:style-name="P2">【少年達賴逃出中國，來到印度邊界。】檢查哨的守衛士兵說：「我滿懷敬意，可否請問：你是誰？」（With all respect, may I ask? Who are you?）達賴回答：在你眼前的，是個人，一個平凡僧人。（What you see before you is a man. A simple monk.）士兵繼續追問：「你就是佛陀嗎？」（Are you the Lord Buddha?）達賴停頓一下說：「我只是個影子，宛如鏡中花，水中月。我努力想成為一個好人，而你若看到我，你其實只是看到你自己。」（I think I am a reflection, like the moon, on water. When you see me, and I try to be a good man, see yourself.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